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69e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69e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69e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69e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69e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69e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69e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69e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69e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69e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69e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69e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69e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69e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69e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69e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69e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vannys Valentina del Valle Limpio Sanch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49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ván Oswaldo Limp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877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8.4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7" meta:non-whitespace-character-count="1008"/>
    <meta:template xlink:type="simple" xlink:actuate="onRequest" xlink:title="Normal" xlink:href=""/>
  </office:meta>
</office:document-meta>
</file>